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5T16:01:11.836000000</meta:creation-date>
    <dc:date>2020-10-15T16:02:31.199000000</dc:date>
    <meta:editing-duration>PT1M20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7.1.0.0.alpha0$Windows_X86_64 LibreOffice_project/a16f2d2bc1865dfbf8e755e683624843337c59da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plot-area chart:style-name="ch2" chart:data-source-has-labels="both" svg:x="0.319cm" svg:y="0.179cm" svg:width="15.36cm" svg:height="8.641cm">
          <chart:coordinate-region svg:x="3.679cm" svg:y="0.18cm" svg:width="8.64cm" svg:height="8.6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 loext:custom-label-pos-x="0.17065699818716" loext:custom-label-pos-y="0.0610135585685708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2" chart:values-cell-range-address="local-table.$D$2:.$D$5" chart:label-cell-address="local-table.$D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Dev/7.1.0.0.alpha0$Windows_X86_64 LibreOffice_project/a16f2d2bc1865dfbf8e755e683624843337c59d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